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adornments="Regular"/>
    <style:font-face style:name="Latin Modern Math1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width="0.053cm" svg:stroke-color="#000000" draw:marker-start-width="0.279cm" draw:marker-end-width="0.279cm" draw:fill="none" draw:fill-color="#ffffff" draw:opacity="100%" draw:opacity-name="Transparency_20_3" draw:textarea-horizontal-align="justify" draw:textarea-vertical-align="middle" draw:auto-grow-height="false" fo:min-height="1.494cm" fo:min-width="1.244cm" fo:padding-top="0.151cm" fo:padding-bottom="0.151cm" fo:padding-left="0.276cm" fo:padding-right="0.276cm"/>
    </style:style>
    <style:style style:name="gr2" style:family="graphic" style:parent-style-name="Default_5f_1">
      <style:graphic-properties draw:stroke="none" svg:stroke-color="#000000" draw:fill="none" draw:fill-color="#ffffff" draw:opacity="100%" draw:opacity-name="Transparency_20_3" draw:textarea-vertical-align="middle" draw:auto-grow-height="true" draw:auto-grow-width="false" fo:max-height="0cm" fo:min-height="2.29cm"/>
    </style:style>
    <style:style style:name="gr3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Default_5f_1">
      <style:graphic-properties draw:stroke="none" svg:stroke-color="#000000" draw:fill="none" draw:fill-color="#000000" draw:textarea-vertical-align="middle" draw:auto-grow-height="true" draw:auto-grow-width="false" fo:max-height="0cm" fo:min-height="1.782cm"/>
    </style:style>
    <style:style style:name="gr6" style:family="graphic" style:parent-style-name="Default_5f_1">
      <style:graphic-properties draw:stroke="none" svg:stroke-color="#000000" draw:fill="none" draw:fill-color="#000000" draw:textarea-vertical-align="middle" draw:auto-grow-height="true" draw:auto-grow-width="false" fo:max-height="0cm" fo:min-height="2.29cm"/>
    </style:style>
    <style:style style:name="gr7" style:family="graphic" style:parent-style-name="Default_5f_1">
      <style:graphic-properties draw:stroke="none" svg:stroke-color="#000000" draw:fill="none" draw:fill-color="#000000" draw:textarea-vertical-align="middle" draw:auto-grow-height="true" draw:auto-grow-width="false" fo:max-height="0cm" fo:min-height="2.274cm"/>
    </style:style>
    <style:style style:name="gr8" style:family="graphic" style:parent-style-name="Default_5f_1">
      <style:graphic-properties draw:stroke="none" svg:stroke-color="#000000" draw:fill="none" draw:fill-color="#000000" draw:auto-grow-height="true" draw:auto-grow-width="false" fo:max-height="0cm" fo:min-height="0.568cm"/>
    </style:style>
    <style:style style:name="gr9" style:family="graphic" style:parent-style-name="Default_5f_1">
      <style:graphic-properties draw:stroke="none" svg:stroke-color="#000000" draw:fill="none" draw:fill-color="#000000" draw:auto-grow-height="true" draw:auto-grow-width="false" fo:max-height="0cm" fo:min-height="1.315cm"/>
    </style:style>
    <style:style style:name="gr10" style:family="graphic" style:parent-style-name="Default_5f_1">
      <style:graphic-properties draw:stroke="none" svg:stroke-color="#000000" draw:fill="none" draw:fill-color="#000000" draw:auto-grow-height="true" draw:auto-grow-width="false" fo:max-height="0cm" fo:min-height="0.807cm"/>
    </style:style>
    <style:style style:name="gr11" style:family="graphic" style:parent-style-name="Default_5f_1">
      <style:graphic-properties draw:stroke="none" svg:stroke-color="#000000" draw:fill="none" draw:fill-color="#000000" draw:auto-grow-height="true" draw:auto-grow-width="false" fo:max-height="0cm" fo:min-height="1.061cm"/>
    </style:style>
    <style:style style:name="gr12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3" style:family="graphic">
      <style:graphic-properties style:protect="size"/>
    </style:style>
    <style:style style:name="gr14" style:family="graphic" style:parent-style-name="Default_5f_1">
      <style:graphic-properties draw:stroke="solid" draw:stroke-dash="Fine_20_Dashed" svg:stroke-width="0.053cm" svg:stroke-color="#666666" draw:marker-start-width="0.279cm" draw:marker-end-width="0.279cm" draw:fill="none" draw:fill-color="#ffffff" draw:opacity="100%" draw:opacity-name="Transparency_20_3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512cm" fo:min-width="0.262cm"/>
    </style:style>
    <style:style style:name="gr16" style:family="graphic" style:parent-style-name="Default_5f_1">
      <style:graphic-properties draw:stroke="dash" draw:stroke-dash="Fine_20_Dashed" svg:stroke-width="0.053cm" svg:stroke-color="#000000" draw:marker-start-width="0.279cm" draw:marker-end-width="0.279cm" draw:fill="none" draw:fill-color="#ffffff" draw:opacity="100%" draw:opacity-name="Transparency_20_3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17" style:family="graphic" style:parent-style-name="Default_5f_1">
      <style:graphic-properties draw:stroke="dash" draw:stroke-dash="Fine_20_Dashed" svg:stroke-width="0.053cm" svg:stroke-color="#000000" draw:marker-start-width="0.279cm" draw:marker-end-width="0.279cm" draw:fill="none" draw:fill-color="#ffffff" draw:opacity="100%" draw:opacity-name="Transparency_20_3" draw:textarea-horizontal-align="justify" draw:textarea-vertical-align="middle" draw:auto-grow-height="false" fo:min-height="1.494cm" fo:min-width="1.244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6666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draw:stroke="dash" draw:stroke-dash="Fine_20_Dashed"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Default_5f_1">
      <style:graphic-properties svg:stroke-width="0.053cm" svg:stroke-color="#666666" draw:marker-start-width="0.279cm" draw:marker-end-width="0.279cm" draw:fill="none" draw:fill-color="#ffffff" draw:opacity="100%" draw:opacity-name="Transparency_20_3" draw:textarea-horizontal-align="justify" draw:textarea-vertical-align="middle" draw:auto-grow-height="false" fo:min-height="1.494cm" fo:min-width="1.244cm" fo:padding-top="0.151cm" fo:padding-bottom="0.151cm" fo:padding-left="0.276cm" fo:padding-right="0.276cm"/>
    </style:style>
    <style:style style:name="gr22" style:family="graphic" style:parent-style-name="Default_5f_1">
      <style:graphic-properties draw:stroke="none" svg:stroke-color="#666666" draw:fill="none" draw:fill-color="#ffffff" draw:opacity="100%" draw:opacity-name="Transparency_20_3" draw:textarea-vertical-align="middle" draw:auto-grow-height="true" draw:auto-grow-width="false" fo:max-height="0cm" fo:min-height="2.29cm"/>
    </style:style>
    <style:style style:name="gr23" style:family="graphic" style:parent-style-name="Default_5f_1">
      <style:graphic-properties draw:stroke="none" svg:stroke-color="#666666" draw:fill="none" draw:fill-color="#000000" draw:auto-grow-height="true" draw:auto-grow-width="false" fo:max-height="0cm" fo:min-height="0.045cm"/>
    </style:style>
    <style:style style:name="gr24" style:family="graphic" style:parent-style-name="objectwithoutfill">
      <style:graphic-properties svg:stroke-width="0.053cm" svg:stroke-color="#666666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Default_5f_1">
      <style:graphic-properties draw:stroke="none" svg:stroke-color="#000000" draw:fill="none" draw:fill-color="#000000" draw:textarea-vertical-align="middle" draw:auto-grow-height="true" draw:auto-grow-width="false" fo:max-height="0cm" fo:min-height="1.274cm"/>
    </style:style>
    <style:style style:name="gr26" style:family="graphic" style:parent-style-name="Default_5f_1">
      <style:graphic-properties draw:stroke="none" svg:stroke-color="#000000" draw:fill="none" draw:fill-color="#000000" draw:auto-grow-height="true" draw:auto-grow-width="false" fo:max-height="0cm" fo:min-height="2.121cm"/>
    </style:style>
    <style:style style:name="gr27" style:family="graphic" style:parent-style-name="standard">
      <style:graphic-properties draw:stroke="none" svg:stroke-color="#000000" draw:fill="none" draw:fill-color="#000000" draw:auto-grow-height="true" draw:auto-grow-width="false" fo:max-height="0cm" fo:min-height="0.553cm"/>
    </style:style>
    <style:style style:name="gr28" style:family="graphic" style:parent-style-name="standard">
      <style:graphic-properties draw:stroke="none" svg:stroke-color="#000000" draw:fill="none" draw:fill-color="#000000" draw:auto-grow-height="true" draw:auto-grow-width="false" fo:max-height="0cm" fo:min-height="1.061cm"/>
    </style:style>
    <style:style style:name="gr29" style:family="graphic" style:parent-style-name="standard">
      <style:graphic-properties draw:stroke="none" svg:stroke-color="#000000" draw:fill="none" draw:fill-color="#000000" draw:auto-grow-height="true" draw:auto-grow-width="false" fo:max-height="0cm" fo:min-height="1.02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2.496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1.4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0.21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52cm" fo:min-width="1.734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38cm" fo:min-width="3.258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4.782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38cm" fo:min-width="3.412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4.682cm" fo:padding-top="0.151cm" fo:padding-bottom="0.151cm" fo:padding-left="0.276cm" fo:padding-right="0.276cm"/>
    </style:style>
    <style:style style:name="pr1" style:family="presentation" style:parent-style-name="Default-outline1">
      <style:graphic-properties svg:stroke-color="#000000" fo:min-height="11.9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000000" style:font-name="Latin Modern Math1"/>
    </style:style>
    <style:style style:name="P2" style:family="paragraph">
      <style:text-properties fo:color="#000000" style:font-name="Latin Modern Math1" fo:font-size="24pt" style:font-size-asian="24pt" style:font-size-complex="24pt"/>
    </style:style>
    <style:style style:name="P3" style:family="paragraph">
      <loext:graphic-properties draw:fill="none" draw:fill-color="#ffffff" draw:opacity="100%" draw:opacity-name="Transparency_20_3"/>
      <style:paragraph-properties fo:text-align="center"/>
      <style:text-properties fo:color="#000000" style:font-name="Latin Modern Math1"/>
    </style:style>
    <style:style style:name="P4" style:family="paragraph">
      <style:paragraph-properties fo:text-align="center"/>
      <style:text-properties fo:color="#000000" style:font-name="Latin Modern Math1"/>
    </style:style>
    <style:style style:name="P5" style:family="paragraph">
      <loext:graphic-properties draw:fill="none" draw:fill-color="#ffffff" draw:opacity="100%" draw:opacity-name="Transparency_20_3"/>
      <style:paragraph-properties fo:text-align="center"/>
      <style:text-properties fo:color="#000000" style:font-name="Latin Modern Math1" fo:font-size="24pt" fo:font-style="italic" style:font-size-asian="24pt" style:font-style-asian="italic" style:font-size-complex="24pt" style:font-style-complex="italic"/>
    </style:style>
    <style:style style:name="P6" style:family="paragraph">
      <loext:graphic-properties draw:fill="none"/>
      <style:paragraph-properties fo:text-align="center"/>
      <style:text-properties fo:color="#000000" style:font-name="Latin Modern Math1"/>
    </style:style>
    <style:style style:name="P7" style:family="paragraph">
      <loext:graphic-properties draw:fill="none" draw:fill-color="#000000"/>
      <style:text-properties fo:color="#000000" style:font-name="Latin Modern Math1" fo:font-size="24pt" fo:font-style="italic" style:font-size-asian="24pt" style:font-style-asian="italic" style:font-size-complex="24pt" style:font-style-complex="italic"/>
    </style:style>
    <style:style style:name="P8" style:family="paragraph">
      <style:paragraph-properties fo:margin-top="0cm" fo:margin-bottom="0cm"/>
      <style:text-properties fo:color="#333333" style:font-name="Latin Modern Math1"/>
    </style:style>
    <style:style style:name="P9" style:family="paragraph">
      <loext:graphic-properties draw:fill="none" draw:fill-color="#000000"/>
      <style:paragraph-properties fo:margin-top="0cm" fo:margin-bottom="0cm"/>
      <style:text-properties fo:color="#333333" style:font-name="Latin Modern Math1" fo:font-size="16pt" fo:font-style="italic" style:font-size-asian="16pt" style:font-style-asian="italic" style:font-size-complex="16pt" style:font-style-complex="italic"/>
    </style:style>
    <style:style style:name="P10" style:family="paragraph">
      <style:paragraph-properties fo:margin-top="0cm" fo:margin-bottom="0cm" fo:text-align="end"/>
      <style:text-properties fo:color="#333333" style:font-name="Latin Modern Math1"/>
    </style:style>
    <style:style style:name="P11" style:family="paragraph">
      <loext:graphic-properties draw:fill="none" draw:fill-color="#000000"/>
      <style:paragraph-properties fo:margin-top="0cm" fo:margin-bottom="0cm" fo:text-align="end"/>
      <style:text-properties fo:color="#333333" style:font-name="Latin Modern Math1" fo:font-size="16pt" fo:font-style="italic" style:font-size-asian="18pt" style:font-style-asian="italic" style:font-size-complex="18pt" style:font-style-complex="italic"/>
    </style:style>
    <style:style style:name="P12" style:family="paragraph">
      <style:paragraph-properties fo:margin-top="0cm" fo:margin-bottom="0cm" fo:text-align="center"/>
      <style:text-properties fo:color="#333333" style:font-name="Latin Modern Math1"/>
    </style:style>
    <style:style style:name="P13" style:family="paragraph">
      <loext:graphic-properties draw:fill="none" draw:fill-color="#000000"/>
      <style:paragraph-properties fo:margin-top="0cm" fo:margin-bottom="0cm" fo:text-align="center"/>
      <style:text-properties fo:color="#333333" style:font-name="Latin Modern Math1" fo:font-size="16pt" fo:font-style="italic" style:font-size-asian="18pt" style:font-style-asian="italic" style:font-size-complex="18pt" style:font-style-complex="italic"/>
    </style:style>
    <style:style style:name="P14" style:family="paragraph">
      <style:paragraph-properties fo:margin-top="0cm" fo:margin-bottom="0cm" fo:text-align="center"/>
      <style:text-properties fo:color="#000000" style:font-name="Latin Modern Math1"/>
    </style:style>
    <style:style style:name="P15" style:family="paragraph">
      <loext:graphic-properties draw:fill="none" draw:fill-color="#000000"/>
      <style:paragraph-properties fo:margin-top="0cm" fo:margin-bottom="0cm" fo:text-align="center"/>
      <style:text-properties fo:color="#000000" style:font-name="Latin Modern Math1" fo:font-size="16pt" fo:font-style="italic" style:font-size-asian="16pt" style:font-style-asian="italic" style:font-size-complex="16pt" style:font-style-complex="italic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 draw:opacity="100%" draw:opacity-name="Transparency_20_3"/>
      <style:paragraph-properties fo:text-align="center"/>
      <style:text-properties fo:color="#000000" style:font-name="Latin Modern Math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9" style:family="paragraph">
      <loext:graphic-properties draw:fill="none" draw:fill-color="#000000"/>
      <style:paragraph-properties fo:margin-top="0cm" fo:margin-bottom="0cm" fo:text-align="center"/>
      <style:text-properties fo:color="#333333" style:font-name="Latin Modern Math1" fo:font-size="16pt" fo:font-style="italic" style:font-size-asian="16pt" style:font-style-asian="italic" style:font-size-complex="16pt" style:font-style-complex="italic"/>
    </style:style>
    <style:style style:name="P20" style:family="paragraph">
      <loext:graphic-properties draw:fill="none" draw:fill-color="#ffffff" draw:opacity="100%" draw:opacity-name="Transparency_20_3"/>
      <style:paragraph-properties fo:text-align="center"/>
      <style:text-properties fo:color="#333333" style:font-name="Latin Modern Math1"/>
    </style:style>
    <style:style style:name="P21" style:family="paragraph">
      <style:paragraph-properties fo:text-align="center"/>
      <style:text-properties fo:color="#333333" style:font-name="Latin Modern Math1"/>
    </style:style>
    <style:style style:name="P22" style:family="paragraph">
      <loext:graphic-properties draw:fill="none" draw:fill-color="#ffffff" draw:opacity="100%" draw:opacity-name="Transparency_20_3"/>
      <style:paragraph-properties fo:text-align="center"/>
      <style:text-properties fo:color="#333333" style:font-name="Latin Modern Math1" fo:font-size="24pt" fo:font-style="italic" style:font-size-asian="24pt" style:font-style-asian="italic" style:font-size-complex="24pt" style:font-style-complex="italic"/>
    </style:style>
    <style:style style:name="P23" style:family="paragraph">
      <loext:graphic-properties draw:fill="none"/>
      <style:paragraph-properties fo:text-align="center"/>
      <style:text-properties fo:color="#333333" style:font-name="Latin Modern Math1"/>
    </style:style>
    <style:style style:name="P24" style:family="paragraph">
      <style:text-properties fo:color="#333333" style:font-name="Latin Modern Math1"/>
    </style:style>
    <style:style style:name="P25" style:family="paragraph">
      <loext:graphic-properties draw:fill="none" draw:fill-color="#000000"/>
      <style:text-properties fo:color="#333333" style:font-name="Latin Modern Math1" fo:font-size="24pt" fo:font-style="italic" style:font-size-asian="24pt" style:font-style-asian="italic" style:font-size-complex="24pt" style:font-style-complex="italic"/>
    </style:style>
    <style:style style:name="P26" style:family="paragraph">
      <style:paragraph-properties fo:margin-top="0cm" fo:margin-bottom="0cm"/>
    </style:style>
    <style:style style:name="P27" style:family="paragraph">
      <loext:graphic-properties draw:fill="none" draw:fill-color="#000000"/>
      <style:paragraph-properties fo:margin-top="0cm" fo:margin-bottom="0cm"/>
      <style:text-properties fo:color="#666666" style:font-name="Latin Modern Sans" fo:font-size="16pt" fo:font-style="italic" style:font-size-asian="16pt" style:font-style-asian="italic" style:font-size-complex="16pt" style:font-style-complex="italic"/>
    </style:style>
    <style:style style:name="P28" style:family="paragraph">
      <loext:graphic-properties draw:fill="none" draw:fill-color="#000000"/>
      <style:text-properties fo:color="#000000" style:font-name="Latin Modern Sans" fo:font-size="24pt" fo:font-style="italic" style:font-size-asian="24pt" style:font-style-asian="italic" style:font-size-complex="24pt" style:font-style-complex="italic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center"/>
      <style:text-properties fo:color="#000000" style:font-name="Latin Modern Math1" fo:font-size="24pt"/>
    </style:style>
    <style:style style:name="P31" style:family="paragraph">
      <style:text-properties fo:color="#000000" style:font-name="Latin Modern Math1" fo:font-size="24pt"/>
    </style:style>
    <style:style style:name="P32" style:family="paragraph">
      <style:paragraph-properties fo:margin-top="0cm" fo:margin-bottom="0cm"/>
      <style:text-properties fo:color="#333333" style:font-name="Latin Modern Math1" fo:font-size="16pt"/>
    </style:style>
    <style:style style:name="P33" style:family="paragraph">
      <style:paragraph-properties fo:margin-top="0cm" fo:margin-bottom="0cm" fo:text-align="end"/>
      <style:text-properties fo:color="#333333" style:font-name="Latin Modern Math1" fo:font-size="16pt"/>
    </style:style>
    <style:style style:name="P34" style:family="paragraph">
      <style:paragraph-properties fo:margin-top="0cm" fo:margin-bottom="0cm" fo:text-align="center"/>
      <style:text-properties fo:color="#333333" style:font-name="Latin Modern Math1" fo:font-size="16pt"/>
    </style:style>
    <style:style style:name="P35" style:family="paragraph">
      <style:paragraph-properties fo:text-align="center"/>
      <style:text-properties fo:color="#333333" style:font-name="Latin Modern Math1" fo:font-size="24pt"/>
    </style:style>
    <style:style style:name="P36" style:family="paragraph">
      <style:text-properties fo:color="#333333" style:font-name="Latin Modern Math1" fo:font-size="24pt"/>
    </style:style>
    <style:style style:name="P37" style:family="paragraph">
      <style:paragraph-properties fo:margin-top="0cm" fo:margin-bottom="0cm"/>
      <style:text-properties fo:font-size="16pt"/>
    </style:style>
    <style:style style:name="T1" style:family="text">
      <style:text-properties style:text-position="0% 100%" fo:font-size="24pt" fo:font-style="normal" style:font-name-asian="Latin Modern Math" style:font-size-asian="24pt" style:font-style-asian="normal" style:font-name-complex="Latin Modern Math" style:font-size-complex="24pt" style:font-style-complex="normal"/>
    </style:style>
    <style:style style:name="T2" style:family="text">
      <style:text-properties fo:font-size="24pt" fo:font-style="italic" style:font-name-asian="Latin Modern Math" style:font-size-asian="24pt" style:font-style-asian="italic" style:font-name-complex="Latin Modern Math" style:font-size-complex="24pt" style:font-style-complex="italic"/>
    </style:style>
    <style:style style:name="T3" style:family="text">
      <style:text-properties fo:font-size="16pt" fo:font-style="italic" style:font-name-asian="Latin Modern Math" style:font-size-asian="16pt" style:font-style-asian="italic" style:font-name-complex="Latin Modern Math" style:font-size-complex="16pt" style:font-style-complex="italic"/>
    </style:style>
    <style:style style:name="T4" style:family="text">
      <style:text-properties fo:font-size="16pt" fo:font-style="normal" style:font-name-asian="Latin Modern Math" style:font-size-asian="16pt" style:font-style-asian="normal" style:font-name-complex="Latin Modern Math" style:font-size-complex="16pt" style:font-style-complex="normal"/>
    </style:style>
    <style:style style:name="T5" style:family="text">
      <style:text-properties fo:font-size="24pt" fo:font-style="normal" style:font-name-asian="Latin Modern Math" style:font-size-asian="24pt" style:font-style-asian="normal" style:font-name-complex="Latin Modern Math" style:font-size-complex="24pt" style:font-style-complex="normal"/>
    </style:style>
    <style:style style:name="T6" style:family="text">
      <style:text-properties style:text-position="-33% 58%" fo:font-size="24pt" fo:font-style="normal" style:font-name-asian="Latin Modern Math" style:font-size-asian="24pt" style:font-style-asian="normal" style:font-name-complex="Latin Modern Math" style:font-size-complex="24pt" style:font-style-complex="normal"/>
    </style:style>
    <style:style style:name="T7" style:family="text">
      <style:text-properties fo:font-size="18pt" fo:font-style="normal" style:font-name-asian="Latin Modern Math" style:font-size-asian="18pt" style:font-style-asian="normal" style:font-name-complex="Latin Modern Math" style:font-size-complex="18pt" style:font-style-complex="normal"/>
    </style:style>
    <style:style style:name="T8" style:family="text">
      <style:text-properties style:font-name="Latin Modern Math1" fo:font-size="18pt" fo:font-style="normal" style:font-name-asian="Latin Modern Math" style:font-size-asian="18pt" style:font-style-asian="normal" style:font-name-complex="Latin Modern Math" style:font-size-complex="18pt" style:font-style-complex="normal"/>
    </style:style>
    <style:style style:name="T9" style:family="text">
      <style:text-properties fo:font-size="16pt" fo:font-style="normal" style:font-name-asian="Latin Modern Math" style:font-size-asian="18pt" style:font-style-asian="normal" style:font-name-complex="Latin Modern Math" style:font-size-complex="18pt" style:font-style-complex="normal"/>
    </style:style>
    <style:style style:name="T10" style:family="text">
      <style:text-properties style:text-position="33% 58%" fo:font-size="24pt" fo:font-style="italic" style:font-name-asian="Latin Modern Math" style:font-size-asian="24pt" style:font-style-asian="italic" style:font-name-complex="Latin Modern Math" style:font-size-complex="24pt" style:font-style-complex="italic"/>
    </style:style>
    <style:style style:name="T11" style:family="text">
      <style:text-properties style:text-position="0% 100%" fo:font-size="24pt" fo:font-style="italic" style:font-name-asian="Latin Modern Math" style:font-size-asian="24pt" style:font-style-asian="italic" style:font-name-complex="Latin Modern Math" style:font-size-complex="24pt" style:font-style-complex="italic"/>
    </style:style>
    <style:style style:name="T12" style:family="text">
      <style:text-properties style:text-position="0% 100%" fo:font-size="18pt" fo:font-style="normal" style:font-name-asian="Latin Modern Math" style:font-size-asian="18pt" style:font-style-asian="normal" style:font-name-complex="Latin Modern Math" style:font-size-complex="18pt" style:font-style-complex="normal"/>
    </style:style>
    <style:style style:name="T13" style:family="text">
      <style:text-properties style:text-position="0% 100%" fo:font-size="24pt" fo:font-style="normal" style:font-name-asian="Latin Modern Math" style:font-size-asian="24pt" style:font-style-asian="normal" style:font-name-complex="Latin Modern Math" style:font-size-complex="24pt" style:font-style-complex="italic"/>
    </style:style>
    <style:style style:name="T14" style:family="text">
      <style:text-properties style:text-position="-33% 58%" fo:font-size="24pt" fo:font-style="normal" style:font-name-asian="Latin Modern Math" style:font-size-asian="24pt" style:font-style-asian="normal" style:font-name-complex="Latin Modern Math" style:font-size-complex="24pt" style:font-style-complex="italic"/>
    </style:style>
    <style:style style:name="T15" style:family="text">
      <style:text-properties style:font-name="Latin Modern Math" fo:font-size="18pt" fo:font-style="normal" style:font-name-asian="Latin Modern Math" style:font-size-asian="18pt" style:font-style-asian="normal" style:font-name-complex="Latin Modern Math" style:font-size-complex="18pt" style:font-style-complex="normal"/>
    </style:style>
    <style:style style:name="T16" style:family="text">
      <style:text-properties style:font-name="Latin Modern Math1" fo:font-size="24pt" fo:font-style="italic" style:font-name-asian="Latin Modern Math" style:font-size-asian="24pt" style:font-style-asian="italic" style:font-name-complex="Latin Modern Math" style:font-size-complex="24pt" style:font-style-complex="italic"/>
    </style:style>
    <style:style style:name="T17" style:family="text">
      <style:text-properties fo:color="#666666" style:font-name="Latin Modern Math" fo:font-size="16pt" fo:font-style="normal" style:font-name-asian="Latin Modern Math" style:font-size-asian="16pt" style:font-style-asian="normal" style:font-name-complex="Latin Modern Math" style:font-size-complex="16pt" style:font-style-complex="normal"/>
    </style:style>
    <style:style style:name="T18" style:family="text">
      <style:text-properties fo:color="#ff6600" style:text-position="0% 100%" style:font-name="Latin Modern Math" fo:font-size="24pt" fo:font-style="normal" fo:font-weight="bold" style:font-name-asian="Latin Modern Math" style:font-size-asian="24pt" style:font-style-asian="normal" style:font-weight-asian="bold" style:font-name-complex="Latin Modern Math" style:font-size-complex="24pt" style:font-style-complex="italic" style:font-weight-complex="bold"/>
    </style:style>
    <style:style style:name="T19" style:family="text">
      <style:text-properties fo:color="#000000" style:text-position="0% 100%" style:font-name="Latin Modern Math" fo:font-size="24pt" fo:font-style="normal" style:font-name-asian="Latin Modern Math" style:font-size-asian="24pt" style:font-style-asian="normal" style:font-name-complex="Latin Modern Math" style:font-size-complex="24pt" style:font-style-complex="italic"/>
    </style:style>
    <style:style style:name="T20" style:family="text">
      <style:text-properties fo:color="#000000" style:text-position="-33% 58%" style:font-name="Latin Modern Math" fo:font-size="24pt" fo:font-style="normal" style:font-name-asian="Latin Modern Math" style:font-size-asian="24pt" style:font-style-asian="normal" style:font-name-complex="Latin Modern Math" style:font-size-complex="24pt" style:font-style-complex="italic"/>
    </style:style>
    <style:style style:name="T21" style:family="text">
      <style:text-properties fo:color="#6666ff" fo:font-size="24pt" fo:font-style="italic" fo:font-weight="bold" style:font-name-asian="Latin Modern Math" style:font-size-asian="24pt" style:font-style-asian="italic" style:font-weight-asian="bold" style:font-name-complex="Latin Modern Math" style:font-size-complex="24pt" style:font-style-complex="italic" style:font-weight-complex="bold"/>
    </style:style>
    <style:style style:name="T22" style:family="text">
      <style:text-properties fo:color="#6666ff" style:text-position="0% 100%" fo:font-size="24pt" fo:font-style="italic" fo:font-weight="bold" style:font-name-asian="Latin Modern Math" style:font-size-asian="24pt" style:font-style-asian="italic" style:font-weight-asian="bold" style:font-name-complex="Latin Modern Math" style:font-size-complex="24pt" style:font-style-complex="italic" style:font-weight-complex="bold"/>
    </style:style>
    <style:style style:name="T23" style:family="text">
      <style:text-properties fo:font-size="24pt" fo:font-style="normal" fo:font-weight="bold" style:font-name-asian="Latin Modern Math" style:font-size-asian="24pt" style:font-style-asian="normal" style:font-weight-asian="bold" style:font-name-complex="Latin Modern Math" style:font-size-complex="24pt" style:font-style-complex="normal" style:font-weight-complex="bold"/>
    </style:style>
    <style:style style:name="T24" style:family="text">
      <style:text-properties style:font-name="Latin Modern Math" fo:font-size="18pt" fo:font-style="normal" fo:font-weight="bold" style:font-name-asian="Latin Modern Math" style:font-size-asian="18pt" style:font-style-asian="normal" style:font-weight-asian="bold" style:font-name-complex="Latin Modern Math" style:font-size-complex="18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4cm" svg:height="16.256cm" svg:x="1.27cm" svg:y="3.556cm" presentation:class="outline" presentation:user-transformed="true">
          <draw:text-box>
            <text:p text:style-name="P1"><text:span text:style-name="T1"/></text:p>
            <text:p text:style-name="P1"><text:span text:style-name="T1"/></text:p>
          </draw:text-box>
        </draw:frame>
        <draw:custom-shape draw:style-name="gr1" draw:text-style-name="P3" draw:layer="layout" svg:width="2.54cm" svg:height="2.54cm" svg:x="1.2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54cm" svg:height="2.54cm" svg:x="1.27cm" svg:y="7.62cm">
          <draw:text-box>
            <text:p text:style-name="P4"><text:span text:style-name="T2">μ</text:span></text:p>
          </draw:text-box>
        </draw:frame>
        <draw:custom-shape draw:style-name="gr1" draw:text-style-name="P3" draw:layer="layout" svg:width="2.54cm" svg:height="2.54cm" svg:x="7.6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54cm" svg:height="2.54cm" svg:x="7.62cm" svg:y="10.16cm">
          <draw:text-box>
            <text:p text:style-name="P4"><text:span text:style-name="T2">μ</text:span><text:span text:style-name="T2">d</text:span><text:span text:style-name="T2"><text:line-break/></text:span><text:span text:style-name="T3">F</text:span><text:span text:style-name="T4">=1</text:span><text:span text:style-name="T3">/2</text:span></text:p>
          </draw:text-box>
        </draw:frame>
        <draw:line draw:style-name="gr3" draw:text-style-name="P6" draw:layer="layout" svg:x1="3.81cm" svg:y1="8.382cm" svg:x2="7.62cm" svg:y2="6.858cm">
          <text:p/>
        </draw:line>
        <draw:line draw:style-name="gr3" draw:text-style-name="P6" draw:layer="layout" svg:x1="3.81cm" svg:y1="9.398cm" svg:x2="7.62cm" svg:y2="10.922cm">
          <text:p/>
        </draw:line>
        <draw:line draw:style-name="gr3" draw:text-style-name="P6" draw:layer="layout" svg:x1="10.16cm" svg:y1="6.858cm" svg:x2="13.97cm" svg:y2="8.382cm">
          <text:p/>
        </draw:line>
        <draw:line draw:style-name="gr3" draw:text-style-name="P6" draw:layer="layout" svg:x1="10.16cm" svg:y1="10.922cm" svg:x2="13.97cm" svg:y2="9.398cm">
          <text:p/>
        </draw:line>
        <draw:line draw:style-name="gr3" draw:text-style-name="P6" draw:layer="layout" svg:x1="16.51cm" svg:y1="8.89cm" svg:x2="20.32cm" svg:y2="8.89cm">
          <text:p/>
        </draw:line>
        <draw:line draw:style-name="gr3" draw:text-style-name="P6" draw:layer="layout" svg:x1="16.256cm" svg:y1="8.128cm" svg:x2="20.32cm" svg:y2="5.588cm">
          <text:p/>
        </draw:line>
        <draw:line draw:style-name="gr3" draw:text-style-name="P6" draw:layer="layout" svg:x1="16.256cm" svg:y1="9.652cm" svg:x2="20.32cm" svg:y2="12.192cm">
          <text:p/>
        </draw:line>
        <draw:line draw:style-name="gr3" draw:text-style-name="P6" draw:layer="layout" svg:x1="2.54cm" svg:y1="3.302cm" svg:x2="2.54cm" svg:y2="7.62cm">
          <text:p/>
        </draw:line>
        <draw:line draw:style-name="gr4" draw:text-style-name="P6" draw:layer="layout" svg:x1="21.59cm" svg:y1="3.826cm" svg:x2="21.59cm" svg:y2="3.302cm">
          <text:p/>
        </draw:line>
        <draw:line draw:style-name="gr4" draw:text-style-name="P6" draw:layer="layout" svg:x1="2.54cm" svg:y1="3.302cm" svg:x2="21.59cm" svg:y2="3.302cm">
          <text:p/>
        </draw:line>
        <draw:frame draw:style-name="gr5" draw:text-style-name="P7" draw:layer="layout" svg:width="6.35cm" svg:height="2.032cm" svg:x="11.43cm" svg:y="3.048cm">
          <draw:text-box>
            <text:p text:style-name="P1"><text:span text:style-name="T5">ν</text:span><text:span text:style-name="T6">μ</text:span><text:span text:style-name="T7"> + </text:span><text:span text:style-name="T2">n</text:span><text:span text:style-name="T8"> + </text:span><text:span text:style-name="T2">n</text:span></text:p>
          </draw:text-box>
        </draw:frame>
        <draw:line draw:style-name="gr3" draw:text-style-name="P6" draw:layer="layout" svg:x1="9.906cm" svg:y1="5.388cm" svg:x2="11.43cm" svg:y2="4.064cm">
          <text:p/>
        </draw:line>
        <draw:line draw:style-name="gr3" draw:text-style-name="P6" draw:layer="layout" svg:x1="9.906cm" svg:y1="12.3cm" svg:x2="11.43cm" svg:y2="13.716cm">
          <text:p/>
        </draw:line>
        <draw:frame draw:style-name="gr6" draw:text-style-name="P9" draw:layer="layout" svg:width="3.81cm" svg:height="2.54cm" svg:x="16.51cm" svg:y="7.62cm">
          <draw:text-box>
            <text:p text:style-name="P8"><text:span text:style-name="T3">μ –</text:span><text:span text:style-name="T4"> catalyzed</text:span></text:p>
            <text:p text:style-name="P8"><text:span text:style-name="T4"><text:s/></text:span></text:p>
            <text:p text:style-name="P8"><text:span text:style-name="T4">Fusion</text:span></text:p>
          </draw:text-box>
        </draw:frame>
        <draw:frame draw:style-name="gr6" draw:text-style-name="P11" draw:layer="layout" svg:width="3.826cm" svg:height="2.54cm" svg:x="10.144cm" svg:y="7.62cm">
          <draw:text-box>
            <text:p text:style-name="P10"><text:span text:style-name="T9">Molecular</text:span></text:p>
            <text:p text:style-name="P10"><text:span text:style-name="T9">Formation</text:span></text:p>
          </draw:text-box>
        </draw:frame>
        <draw:frame draw:style-name="gr7" draw:text-style-name="P7" draw:layer="layout" svg:width="5.08cm" svg:height="2.524cm" svg:x="22.86cm" svg:y="3.81cm">
          <draw:text-box>
            <text:p text:style-name="P1"><text:span text:style-name="T7">+ </text:span><text:span text:style-name="T2">p</text:span><text:span text:style-name="T7"> + </text:span><text:span text:style-name="T2">t</text:span></text:p>
          </draw:text-box>
        </draw:frame>
        <draw:frame draw:style-name="gr6" draw:text-style-name="P7" draw:layer="layout" svg:width="5.08cm" svg:height="2.54cm" svg:x="22.86cm" svg:y="7.604cm">
          <draw:text-box>
            <text:p text:style-name="P1"><text:span text:style-name="T7">+ </text:span><text:span text:style-name="T10">3</text:span><text:span text:style-name="T11">He</text:span><text:span text:style-name="T12"> + </text:span><text:span text:style-name="T11">n</text:span></text:p>
          </draw:text-box>
        </draw:frame>
        <draw:frame draw:style-name="gr6" draw:text-style-name="P7" draw:layer="layout" svg:width="5.08cm" svg:height="2.54cm" svg:x="22.86cm" svg:y="11.414cm">
          <draw:text-box>
            <text:p text:style-name="P1"><text:span text:style-name="T7">+</text:span><text:span text:style-name="T12"> </text:span><text:span text:style-name="T11">n</text:span></text:p>
          </draw:text-box>
        </draw:frame>
        <draw:frame draw:style-name="gr7" draw:text-style-name="P13" draw:layer="layout" svg:width="7.62cm" svg:height="2.524cm" draw:transform="rotate (1.5707963267949) translate (7.62cm 12.7cm)">
          <draw:text-box>
            <text:p text:style-name="P12"><text:span text:style-name="T9">Hyperfine</text:span></text:p>
            <text:p text:style-name="P12"><text:span text:style-name="T9"/></text:p>
            <text:p text:style-name="P12"><text:span text:style-name="T9">Transition</text:span></text:p>
          </draw:text-box>
        </draw:frame>
        <draw:frame draw:style-name="gr6" draw:text-style-name="P9" draw:layer="layout" svg:width="3.81cm" svg:height="2.54cm" svg:x="3.81cm" svg:y="7.62cm">
          <draw:text-box>
            <text:p text:style-name="P8"><text:span text:style-name="T4">Atomic</text:span></text:p>
            <text:p text:style-name="P8"><text:span text:style-name="T4">Capture</text:span></text:p>
          </draw:text-box>
        </draw:frame>
        <draw:line draw:style-name="gr3" draw:text-style-name="P6" draw:layer="layout" svg:x1="21.59cm" svg:y1="7.62cm" svg:x2="21.59cm" svg:y2="6.366cm">
          <text:p/>
        </draw:line>
        <draw:frame draw:style-name="gr8" draw:text-style-name="P15" draw:layer="layout" svg:width="19.034cm" svg:height="0.818cm" svg:x="2.556cm" svg:y="2.54cm">
          <draw:text-box>
            <text:p text:style-name="P14"><text:span text:style-name="T4">Muon Recycling</text:span></text:p>
          </draw:text-box>
        </draw:frame>
        <draw:frame draw:style-name="gr9" draw:text-style-name="P9" draw:layer="layout" svg:width="3.556cm" svg:height="1.565cm" svg:x="8.382cm" svg:y="12.954cm">
          <draw:text-box>
            <text:p text:style-name="P8"><text:span text:style-name="T4">Nuclear</text:span></text:p>
            <text:p text:style-name="P8"><text:span text:style-name="T4">Capture</text:span></text:p>
          </draw:text-box>
        </draw:frame>
        <draw:frame draw:style-name="gr10" draw:text-style-name="P7" draw:layer="layout" svg:width="1.524cm" svg:height="1.311cm" svg:x="10.414cm" svg:y="4.531cm">
          <draw:text-box>
            <text:p text:style-name="P1"><text:span text:style-name="T13">Λ</text:span><text:span text:style-name="T14">q</text:span></text:p>
          </draw:text-box>
        </draw:frame>
        <draw:frame draw:style-name="gr11" draw:text-style-name="P7" draw:layer="layout" svg:width="1.524cm" svg:height="1.311cm" svg:x="10.414cm" svg:y="11.938cm">
          <draw:text-box>
            <text:p text:style-name="P1"><text:span text:style-name="T13">Λ</text:span><text:span text:style-name="T14">d</text:span></text:p>
          </draw:text-box>
        </draw:frame>
        <draw:line draw:style-name="gr12" draw:text-style-name="P4" draw:layer="layout" svg:x1="8.89cm" svg:y1="7.62cm" svg:x2="8.89cm" svg:y2="10.206cm">
          <text:p/>
        </draw:line>
        <draw:custom-shape draw:style-name="gr1" draw:text-style-name="P3" draw:layer="layout" svg:width="2.54cm" svg:height="2.54cm" svg:x="7.6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54cm" svg:height="2.54cm" svg:x="7.62cm" svg:y="5.08cm">
          <draw:text-box>
            <text:p text:style-name="P4"><text:span text:style-name="T2">μ</text:span><text:span text:style-name="T2">d</text:span><text:span text:style-name="T2"><text:line-break/></text:span><text:span text:style-name="T3">F</text:span><text:span text:style-name="T4">=3</text:span><text:span text:style-name="T3">/2</text:span></text:p>
          </draw:text-box>
        </draw:frame>
        <draw:custom-shape draw:style-name="gr1" draw:text-style-name="P3" draw:layer="layout" svg:width="2.54cm" svg:height="2.54cm" svg:x="13.9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54cm" svg:height="2.54cm" svg:x="13.97cm" svg:y="7.62cm">
          <draw:text-box>
            <text:p text:style-name="P4"><text:span text:style-name="T2">μ</text:span><text:span text:style-name="T2">dd</text:span></text:p>
          </draw:text-box>
        </draw:frame>
        <draw:custom-shape draw:style-name="gr1" draw:text-style-name="P3" draw:layer="layout" svg:width="2.54cm" svg:height="2.54cm" svg:x="20.32cm" svg:y="3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54cm" svg:height="2.54cm" svg:x="20.32cm" svg:y="3.826cm">
          <draw:text-box>
            <text:p text:style-name="P4"><text:span text:style-name="T2">μ</text:span></text:p>
          </draw:text-box>
        </draw:frame>
        <draw:custom-shape draw:style-name="gr1" draw:text-style-name="P3" draw:layer="layout" svg:width="2.54cm" svg:height="2.54cm" svg:x="20.3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54cm" svg:height="2.54cm" svg:x="20.32cm" svg:y="7.62cm">
          <draw:text-box>
            <text:p text:style-name="P4"><text:span text:style-name="T2">μ</text:span></text:p>
          </draw:text-box>
        </draw:frame>
        <draw:custom-shape draw:style-name="gr1" draw:text-style-name="P3" draw:layer="layout" svg:width="2.54cm" svg:height="2.54cm" svg:x="20.3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54cm" svg:height="2.54cm" svg:x="20.32cm" svg:y="11.43cm">
          <draw:text-box>
            <text:p text:style-name="P4"><text:span text:style-name="T2">μ</text:span><text:span text:style-name="T10"> 3</text:span><text:span text:style-name="T11">He</text:span></text:p>
          </draw:text-box>
        </draw:frame>
        <draw:frame draw:style-name="gr5" draw:text-style-name="P7" draw:layer="layout" svg:width="6.35cm" svg:height="2.032cm" svg:x="11.43cm" svg:y="12.7cm">
          <draw:text-box>
            <text:p text:style-name="P1"><text:span text:style-name="T5">ν</text:span><text:span text:style-name="T6">μ</text:span><text:span text:style-name="T7"> + </text:span><text:span text:style-name="T2">n</text:span><text:span text:style-name="T7"> + </text:span><text:span text:style-name="T2">n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4" draw:text-style-name="P3" draw:layer="layout" svg:width="1.016cm" svg:height="1.016cm" svg:x="20.336cm" svg:y="16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0.762cm" svg:height="0.762cm" svg:x="20.828cm" svg:y="16.5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762cm" svg:height="0.762cm" svg:x="20.828cm" svg:y="17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762cm" svg:height="0.762cm" svg:x="20.066cm" svg:y="16.5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016cm" svg:height="1.016cm" svg:x="20.59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0.762cm" svg:height="0.762cm" svg:x="20.32cm" svg:y="3.0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762cm" svg:height="0.762cm" svg:x="21.082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762cm" svg:height="0.762cm" svg:x="20.32cm" svg:y="3.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016cm" svg:height="1.016cm" svg:x="2.5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0.762cm" svg:height="0.762cm" svg:x="3.048cm" svg:y="3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0.762cm" svg:height="0.762cm" svg:x="3.048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762cm" svg:height="0.762cm" svg:x="2.286cm" svg:y="3.8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4cm" svg:height="16.256cm" svg:x="1.27cm" svg:y="3.556cm" presentation:class="outline" presentation:user-transformed="true">
          <draw:text-box>
            <text:p text:style-name="P1"><text:span text:style-name="T1"/></text:p>
            <text:p text:style-name="P1"><text:span text:style-name="T1"/></text:p>
          </draw:text-box>
        </draw:frame>
        <draw:custom-shape draw:style-name="gr17" draw:text-style-name="P3" draw:layer="layout" svg:width="2.54cm" svg:height="2.54cm" svg:x="1.2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2.54cm" svg:height="2.54cm" svg:x="1.27cm" svg:y="7.62cm">
          <draw:text-box>
            <text:p text:style-name="P4"><text:span text:style-name="T2">μ</text:span></text:p>
          </draw:text-box>
        </draw:frame>
        <draw:custom-shape draw:style-name="gr1" draw:text-style-name="P3" draw:layer="layout" svg:width="2.54cm" svg:height="2.54cm" svg:x="7.6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2.54cm" svg:height="2.54cm" svg:x="7.62cm" svg:y="10.16cm">
          <draw:text-box>
            <text:p text:style-name="P4"><text:span text:style-name="T2">μ</text:span><text:span text:style-name="T2">d</text:span><text:span text:style-name="T2"><text:line-break/></text:span><text:span text:style-name="T3">F</text:span><text:span text:style-name="T4">=1</text:span><text:span text:style-name="T3">/2</text:span></text:p>
          </draw:text-box>
        </draw:frame>
        <draw:line draw:style-name="gr3" draw:text-style-name="P6" draw:layer="layout" svg:x1="3.81cm" svg:y1="8.382cm" svg:x2="7.62cm" svg:y2="6.858cm">
          <text:p/>
        </draw:line>
        <draw:line draw:style-name="gr3" draw:text-style-name="P6" draw:layer="layout" svg:x1="10.16cm" svg:y1="6.858cm" svg:x2="13.97cm" svg:y2="8.382cm">
          <text:p/>
        </draw:line>
        <draw:line draw:style-name="gr3" draw:text-style-name="P6" draw:layer="layout" svg:x1="10.16cm" svg:y1="10.922cm" svg:x2="13.97cm" svg:y2="9.398cm">
          <text:p/>
        </draw:line>
        <draw:line draw:style-name="gr3" draw:text-style-name="P6" draw:layer="layout" svg:x1="16.51cm" svg:y1="8.89cm" svg:x2="20.32cm" svg:y2="8.89cm">
          <text:p/>
        </draw:line>
        <draw:line draw:style-name="gr3" draw:text-style-name="P6" draw:layer="layout" svg:x1="16.256cm" svg:y1="8.128cm" svg:x2="20.32cm" svg:y2="5.588cm">
          <text:p/>
        </draw:line>
        <draw:line draw:style-name="gr18" draw:text-style-name="P6" draw:layer="layout" svg:x1="16.256cm" svg:y1="9.652cm" svg:x2="19.304cm" svg:y2="11.938cm">
          <text:p/>
        </draw:line>
        <draw:line draw:style-name="gr19" draw:text-style-name="P6" draw:layer="layout" svg:x1="2.556cm" svg:y1="3.81cm" svg:x2="2.54cm" svg:y2="7.62cm">
          <text:p/>
        </draw:line>
        <draw:line draw:style-name="gr20" draw:text-style-name="P6" draw:layer="layout" svg:x1="3.048cm" svg:y1="3.302cm" svg:x2="21.082cm" svg:y2="3.302cm">
          <text:p/>
        </draw:line>
        <draw:frame draw:style-name="gr5" draw:text-style-name="P7" draw:layer="layout" svg:width="6.35cm" svg:height="2.032cm" svg:x="11.43cm" svg:y="3.048cm">
          <draw:text-box>
            <text:p text:style-name="P1"><text:span text:style-name="T5">ν</text:span><text:span text:style-name="T6">μ</text:span><text:span text:style-name="T7"> + </text:span><text:span text:style-name="T2">n</text:span><text:span text:style-name="T8"> + </text:span><text:span text:style-name="T2">n</text:span></text:p>
          </draw:text-box>
        </draw:frame>
        <draw:line draw:style-name="gr3" draw:text-style-name="P6" draw:layer="layout" svg:x1="9.906cm" svg:y1="5.388cm" svg:x2="11.43cm" svg:y2="4.064cm">
          <text:p/>
        </draw:line>
        <draw:line draw:style-name="gr3" draw:text-style-name="P6" draw:layer="layout" svg:x1="9.906cm" svg:y1="12.3cm" svg:x2="11.43cm" svg:y2="13.716cm">
          <text:p/>
        </draw:line>
        <draw:frame draw:style-name="gr6" draw:text-style-name="P9" draw:layer="layout" svg:width="3.81cm" svg:height="2.54cm" svg:x="16.51cm" svg:y="7.62cm">
          <draw:text-box>
            <text:p text:style-name="P8"><text:span text:style-name="T3">μ –</text:span><text:span text:style-name="T4"> catalyzed</text:span></text:p>
            <text:p text:style-name="P8"><text:span text:style-name="T4"><text:s/></text:span></text:p>
            <text:p text:style-name="P8"><text:span text:style-name="T4">Fusion</text:span></text:p>
          </draw:text-box>
        </draw:frame>
        <draw:frame draw:style-name="gr6" draw:text-style-name="P11" draw:layer="layout" svg:width="3.826cm" svg:height="2.54cm" svg:x="10.144cm" svg:y="7.62cm">
          <draw:text-box>
            <text:p text:style-name="P10"><text:span text:style-name="T9">Molecular</text:span></text:p>
            <text:p text:style-name="P10"><text:span text:style-name="T9">Formation</text:span></text:p>
          </draw:text-box>
        </draw:frame>
        <draw:frame draw:style-name="gr7" draw:text-style-name="P7" draw:layer="layout" svg:width="5.08cm" svg:height="2.524cm" svg:x="22.86cm" svg:y="3.81cm">
          <draw:text-box>
            <text:p text:style-name="P1"><text:span text:style-name="T7">+ </text:span><text:span text:style-name="T2">p</text:span><text:span text:style-name="T7"> + </text:span><text:span text:style-name="T2">t</text:span></text:p>
          </draw:text-box>
        </draw:frame>
        <draw:frame draw:style-name="gr6" draw:text-style-name="P7" draw:layer="layout" svg:width="5.08cm" svg:height="2.54cm" svg:x="22.86cm" svg:y="7.604cm">
          <draw:text-box>
            <text:p text:style-name="P1"><text:span text:style-name="T7">+ </text:span><text:span text:style-name="T10">3</text:span><text:span text:style-name="T11">He</text:span><text:span text:style-name="T12"> + </text:span><text:span text:style-name="T11">n</text:span></text:p>
          </draw:text-box>
        </draw:frame>
        <draw:frame draw:style-name="gr6" draw:text-style-name="P7" draw:layer="layout" svg:width="5.08cm" svg:height="2.54cm" svg:x="21.59cm" svg:y="11.43cm">
          <draw:text-box>
            <text:p text:style-name="P1"><text:span text:style-name="T7">+</text:span><text:span text:style-name="T12"> </text:span><text:span text:style-name="T11">n</text:span></text:p>
          </draw:text-box>
        </draw:frame>
        <draw:frame draw:style-name="gr7" draw:text-style-name="P13" draw:layer="layout" svg:width="7.62cm" svg:height="2.524cm" draw:transform="rotate (1.5707963267949) translate (6.92cm 12.7cm)">
          <draw:text-box>
            <text:p text:style-name="P12"><text:span text:style-name="T9">Hyperfine</text:span></text:p>
            <text:p text:style-name="P12"><text:span text:style-name="T9">Transition</text:span></text:p>
          </draw:text-box>
        </draw:frame>
        <draw:frame draw:style-name="gr6" draw:text-style-name="P9" draw:layer="layout" svg:width="3.81cm" svg:height="2.54cm" svg:x="3.81cm" svg:y="7.62cm">
          <draw:text-box>
            <text:p text:style-name="P8"><text:span text:style-name="T4">Atomic</text:span></text:p>
            <text:p text:style-name="P8"><text:span text:style-name="T4">Capture</text:span></text:p>
          </draw:text-box>
        </draw:frame>
        <draw:line draw:style-name="gr19" draw:text-style-name="P6" draw:layer="layout" svg:x1="21.59cm" svg:y1="7.62cm" svg:x2="21.59cm" svg:y2="6.366cm">
          <text:p/>
        </draw:line>
        <draw:frame draw:style-name="gr8" draw:text-style-name="P19" draw:layer="layout" svg:width="19.034cm" svg:height="0.818cm" svg:x="2.556cm" svg:y="2.54cm">
          <draw:text-box>
            <text:p text:style-name="P12"><text:span text:style-name="T4">Muon Recycling</text:span></text:p>
          </draw:text-box>
        </draw:frame>
        <draw:frame draw:style-name="gr9" draw:text-style-name="P9" draw:layer="layout" svg:width="3.556cm" svg:height="1.565cm" svg:x="8.382cm" svg:y="12.954cm">
          <draw:text-box>
            <text:p text:style-name="P8"><text:span text:style-name="T4">Nuclear</text:span></text:p>
            <text:p text:style-name="P8"><text:span text:style-name="T4">Capture</text:span></text:p>
          </draw:text-box>
        </draw:frame>
        <draw:frame draw:style-name="gr11" draw:text-style-name="P7" draw:layer="layout" svg:width="1.524cm" svg:height="1.311cm" svg:x="10.314cm" svg:y="4.531cm">
          <draw:text-box>
            <text:p text:style-name="P1"><text:span text:style-name="T13">Λ</text:span><text:span text:style-name="T14">q</text:span></text:p>
          </draw:text-box>
        </draw:frame>
        <draw:frame draw:style-name="gr11" draw:text-style-name="P7" draw:layer="layout" svg:width="1.524cm" svg:height="1.311cm" svg:x="10.314cm" svg:y="11.838cm">
          <draw:text-box>
            <text:p text:style-name="P1"><text:span text:style-name="T13">Λ</text:span><text:span text:style-name="T14">d</text:span></text:p>
          </draw:text-box>
        </draw:frame>
        <draw:line draw:style-name="gr12" draw:text-style-name="P4" draw:layer="layout" svg:x1="8.89cm" svg:y1="7.62cm" svg:x2="8.89cm" svg:y2="10.206cm">
          <text:p/>
        </draw:line>
        <draw:custom-shape draw:style-name="gr1" draw:text-style-name="P3" draw:layer="layout" svg:width="2.54cm" svg:height="2.54cm" svg:x="7.6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2.54cm" svg:height="2.54cm" svg:x="7.62cm" svg:y="5.08cm">
          <draw:text-box>
            <text:p text:style-name="P4"><text:span text:style-name="T2">μ</text:span><text:span text:style-name="T2">d</text:span><text:span text:style-name="T2"><text:line-break/></text:span><text:span text:style-name="T3">F</text:span><text:span text:style-name="T4">=3</text:span><text:span text:style-name="T3">/2</text:span></text:p>
          </draw:text-box>
        </draw:frame>
        <draw:custom-shape draw:style-name="gr1" draw:text-style-name="P3" draw:layer="layout" svg:width="2.54cm" svg:height="2.54cm" svg:x="13.9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2.54cm" svg:height="2.54cm" svg:x="13.97cm" svg:y="7.62cm">
          <draw:text-box>
            <text:p text:style-name="P4"><text:span text:style-name="T2">μ</text:span><text:span text:style-name="T2">dd</text:span></text:p>
          </draw:text-box>
        </draw:frame>
        <draw:custom-shape draw:style-name="gr17" draw:text-style-name="P3" draw:layer="layout" svg:width="2.54cm" svg:height="2.54cm" svg:x="20.32cm" svg:y="3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2.54cm" svg:height="2.54cm" svg:x="20.32cm" svg:y="3.826cm">
          <draw:text-box>
            <text:p text:style-name="P4"><text:span text:style-name="T2">μ</text:span></text:p>
          </draw:text-box>
        </draw:frame>
        <draw:custom-shape draw:style-name="gr17" draw:text-style-name="P3" draw:layer="layout" svg:width="2.54cm" svg:height="2.54cm" svg:x="20.3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2.54cm" svg:height="2.54cm" svg:x="20.32cm" svg:y="7.62cm">
          <draw:text-box>
            <text:p text:style-name="P4"><text:span text:style-name="T2">μ</text:span></text:p>
          </draw:text-box>
        </draw:frame>
        <draw:custom-shape draw:style-name="gr21" draw:text-style-name="P20" draw:layer="layout" svg:width="2.54cm" svg:height="2.54cm" svg:x="19.05cm" svg:y="11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2" draw:layer="layout" svg:width="2.54cm" svg:height="2.54cm" svg:x="19.05cm" svg:y="11.446cm">
          <draw:text-box>
            <text:p text:style-name="P21"><text:span text:style-name="T2">μ</text:span><text:span text:style-name="T10"> 3</text:span><text:span text:style-name="T11">He</text:span></text:p>
          </draw:text-box>
        </draw:frame>
        <draw:frame draw:style-name="gr5" draw:text-style-name="P7" draw:layer="layout" svg:width="6.35cm" svg:height="2.032cm" svg:x="11.43cm" svg:y="12.7cm">
          <draw:text-box>
            <text:p text:style-name="P1"><text:span text:style-name="T5">ν</text:span><text:span text:style-name="T6">μ</text:span><text:span text:style-name="T7"> + </text:span><text:span text:style-name="T2">n</text:span><text:span text:style-name="T7"> + </text:span><text:span text:style-name="T2">n</text:span></text:p>
          </draw:text-box>
        </draw:frame>
        <draw:custom-shape draw:style-name="gr21" draw:text-style-name="P20" draw:layer="layout" svg:width="2.54cm" svg:height="2.54cm" svg:x="3.8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2" draw:layer="layout" svg:width="2.54cm" svg:height="2.54cm" svg:x="3.81cm" svg:y="13.97cm">
          <draw:text-box>
            <text:p text:style-name="P21"><text:span text:style-name="T2">μX</text:span></text:p>
          </draw:text-box>
        </draw:frame>
        <draw:line draw:style-name="gr18" draw:text-style-name="P6" draw:layer="layout" svg:x1="3.048cm" svg:y1="10.16cm" svg:x2="4.572cm" svg:y2="13.97cm">
          <text:p/>
        </draw:line>
        <draw:line draw:style-name="gr18" draw:text-style-name="P6" draw:layer="layout" svg:x1="7.874cm" svg:y1="7.112cm" svg:x2="5.334cm" svg:y2="13.97cm">
          <text:p/>
        </draw:line>
        <draw:line draw:style-name="gr18" draw:text-style-name="P6" draw:layer="layout" svg:x1="7.874cm" svg:y1="12.192cm" svg:x2="6.096cm" svg:y2="14.224cm">
          <text:p/>
        </draw:line>
        <draw:line draw:style-name="gr18" draw:text-style-name="P23" draw:layer="layout" svg:x1="6.35cm" svg:y1="15.602cm" svg:x2="7.62cm" svg:y2="16.51cm">
          <text:p/>
        </draw:line>
        <draw:frame draw:style-name="gr23" draw:text-style-name="P25" draw:layer="layout" svg:width="1.524cm" svg:height="1.311cm" svg:x="6.404cm" svg:y="14.832cm">
          <draw:text-box>
            <text:p text:style-name="P24"><text:span text:style-name="T13">Λ</text:span><text:span text:style-name="T14">X</text:span></text:p>
          </draw:text-box>
        </draw:frame>
        <draw:frame draw:style-name="gr6" draw:text-style-name="P7" draw:layer="layout" svg:width="6.35cm" svg:height="2.54cm" svg:x="7.62cm" svg:y="15.24cm">
          <draw:text-box>
            <text:p text:style-name="P1"><text:span text:style-name="T5">ν</text:span><text:span text:style-name="T6">μ</text:span><text:span text:style-name="T7"> + </text:span><text:span text:style-name="T2">X’</text:span><text:span text:style-name="T7"> + </text:span><text:span text:style-name="T5">y</text:span><text:span text:style-name="T15">×</text:span><text:span text:style-name="T2">n</text:span></text:p>
          </draw:text-box>
        </draw:frame>
        <draw:line draw:style-name="gr3" draw:text-style-name="P6" draw:layer="layout" svg:x1="3.81cm" svg:y1="9.398cm" svg:x2="7.62cm" svg:y2="10.922cm">
          <text:p/>
        </draw:line>
        <draw:frame draw:style-name="gr9" draw:text-style-name="P9" draw:layer="layout" svg:width="3.556cm" svg:height="1.565cm" svg:x="1.524cm" svg:y="12.7cm">
          <draw:text-box>
            <text:p text:style-name="P8"><text:span text:style-name="T4">Impurity</text:span></text:p>
            <text:p text:style-name="P8"><text:span text:style-name="T4">Capture</text:span></text:p>
          </draw:text-box>
        </draw:frame>
        <draw:line draw:style-name="gr24" draw:text-style-name="P23" draw:layer="layout" svg:x1="20.32cm" svg:y1="13.986cm" svg:x2="20.32cm" svg:y2="17.288cm">
          <text:p/>
        </draw:line>
        <draw:line draw:style-name="gr18" draw:text-style-name="P23" draw:layer="layout" svg:x1="20.32cm" svg:y1="16.526cm" svg:x2="21.59cm" svg:y2="16.526cm">
          <text:p/>
        </draw:line>
        <draw:frame draw:style-name="gr25" draw:text-style-name="P7" draw:layer="layout" svg:width="6.35cm" svg:height="1.524cm" svg:x="21.59cm" svg:y="14.494cm">
          <draw:text-box>
            <text:p text:style-name="P1"><text:span text:style-name="T5">ν</text:span><text:span text:style-name="T6">μ</text:span><text:span text:style-name="T7"> + </text:span><text:span text:style-name="T2">t</text:span></text:p>
          </draw:text-box>
        </draw:frame>
        <draw:frame draw:style-name="gr25" draw:text-style-name="P7" draw:layer="layout" svg:width="6.35cm" svg:height="1.524cm" svg:x="21.59cm" svg:y="15.764cm">
          <draw:text-box>
            <text:p text:style-name="P1"><text:span text:style-name="T5">ν</text:span><text:span text:style-name="T6">μ</text:span><text:span text:style-name="T7"> + </text:span><text:span text:style-name="T2">n</text:span><text:span text:style-name="T8"> + </text:span><text:span text:style-name="T16">d</text:span></text:p>
          </draw:text-box>
        </draw:frame>
        <draw:frame draw:style-name="gr25" draw:text-style-name="P7" draw:layer="layout" svg:width="6.35cm" svg:height="1.524cm" svg:x="21.59cm" svg:y="17.034cm">
          <draw:text-box>
            <text:p text:style-name="P1"><text:span text:style-name="T5">ν</text:span><text:span text:style-name="T6">μ</text:span><text:span text:style-name="T7"> + </text:span><text:span text:style-name="T2">n</text:span><text:span text:style-name="T8"> + </text:span><text:span text:style-name="T2">n</text:span><text:span text:style-name="T8"> + </text:span><text:span text:style-name="T16">p</text:span></text:p>
          </draw:text-box>
        </draw:frame>
        <draw:line draw:style-name="gr18" draw:text-style-name="P23" draw:layer="layout" svg:x1="20.32cm" svg:y1="15.256cm" svg:x2="21.59cm" svg:y2="15.256cm">
          <text:p/>
        </draw:line>
        <draw:line draw:style-name="gr18" draw:text-style-name="P23" draw:layer="layout" svg:x1="20.739cm" svg:y1="17.796cm" svg:x2="21.59cm" svg:y2="17.796cm">
          <text:p/>
        </draw:line>
        <draw:frame draw:style-name="gr26" draw:text-style-name="P25" draw:layer="layout" svg:width="1.778cm" svg:height="2.371cm" svg:x="18.796cm" svg:y="13.986cm">
          <draw:text-box>
            <text:p text:style-name="P24"><text:span text:style-name="T13">Λ</text:span><text:span text:style-name="T14">He</text:span></text:p>
          </draw:text-box>
        </draw:frame>
        <draw:frame draw:style-name="gr27" draw:text-style-name="P27" draw:layer="layout" svg:width="1.524cm" svg:height="0.818cm" svg:x="4.064cm" svg:y="7.071cm">
          <draw:text-box>
            <text:p text:style-name="P26"><text:span text:style-name="T17">2/3</text:span></text:p>
          </draw:text-box>
        </draw:frame>
        <draw:frame draw:style-name="gr27" draw:text-style-name="P27" draw:layer="layout" svg:width="1.524cm" svg:height="0.818cm" svg:x="4.064cm" svg:y="9.906cm">
          <draw:text-box>
            <text:p text:style-name="P26"><text:span text:style-name="T17">1/3</text:span></text:p>
          </draw:text-box>
        </draw:frame>
        <draw:frame draw:style-name="gr28" draw:text-style-name="P28" draw:layer="layout" svg:width="2.032cm" svg:height="1.311cm" svg:x="12.192cm" svg:y="6.604cm">
          <draw:text-box>
            <text:p><text:span text:style-name="T18">ϕ</text:span><text:span text:style-name="T19">λ</text:span><text:span text:style-name="T20">q</text:span></text:p>
          </draw:text-box>
        </draw:frame>
        <draw:frame draw:style-name="gr28" draw:text-style-name="P28" draw:layer="layout" svg:width="2.032cm" svg:height="1.311cm" svg:x="12.192cm" svg:y="9.906cm">
          <draw:text-box>
            <text:p><text:span text:style-name="T18">ϕ</text:span><text:span text:style-name="T19">λ</text:span><text:span text:style-name="T20">d</text:span></text:p>
          </draw:text-box>
        </draw:frame>
        <draw:frame draw:style-name="gr29" draw:text-style-name="P28" draw:layer="layout" svg:width="2.286cm" svg:height="1.311cm" svg:x="8.89cm" svg:y="9.144cm">
          <draw:text-box>
            <text:p><text:span text:style-name="T18">ϕ</text:span><text:span text:style-name="T19">λ</text:span><text:span text:style-name="T20">qd</text:span></text:p>
          </draw:text-box>
        </draw:frame>
        <draw:frame draw:style-name="gr29" draw:text-style-name="P28" draw:layer="layout" svg:width="2.286cm" svg:height="1.311cm" svg:x="8.89cm" svg:y="7.579cm">
          <draw:text-box>
            <text:p><text:span text:style-name="T18">ϕ</text:span><text:span text:style-name="T19">λ</text:span><text:span text:style-name="T20">dq</text:span></text:p>
          </draw:text-box>
        </draw:frame>
        <draw:custom-shape draw:style-name="gr30" draw:text-style-name="P29" draw:layer="layout" svg:width="3.048cm" svg:height="1.27cm" svg:x="23.722cm" svg:y="8.2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9" draw:layer="layout" svg:width="2.032cm" svg:height="1.27cm" svg:x="23.722cm" svg:y="4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9" draw:layer="layout" svg:width="0.762cm" svg:height="1.27cm" svg:x="22.452cm" svg:y="1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9" draw:layer="layout" svg:width="2.286cm" svg:height="1.254cm" svg:x="21.69cm" svg:y="14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9" draw:layer="layout" svg:width="3.81cm" svg:height="1.34cm" svg:x="21.69cm" svg:y="15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5.334cm" svg:height="1.27cm" svg:x="21.69cm" svg:y="17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draw:layer="layout" svg:width="3.81cm" svg:height="1.27cm" svg:x="11.53cm" svg:y="13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draw:layer="layout" svg:width="3.81cm" svg:height="1.27cm" svg:x="11.53cm" svg:y="3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9" draw:layer="layout" svg:width="5.08cm" svg:height="1.27cm" svg:x="7.72cm" svg:y="15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4" draw:text-style-name="P3" draw:layer="layout" svg:width="1.016cm" svg:height="1.016cm" svg:x="20.336cm" svg:y="16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0.762cm" svg:height="0.762cm" svg:x="20.828cm" svg:y="16.5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762cm" svg:height="0.762cm" svg:x="20.828cm" svg:y="17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762cm" svg:height="0.762cm" svg:x="20.066cm" svg:y="16.5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016cm" svg:height="1.016cm" svg:x="20.59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0.762cm" svg:height="0.762cm" svg:x="20.32cm" svg:y="3.0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762cm" svg:height="0.762cm" svg:x="21.082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762cm" svg:height="0.762cm" svg:x="20.32cm" svg:y="3.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016cm" svg:height="1.016cm" svg:x="2.5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0.762cm" svg:height="0.762cm" svg:x="3.048cm" svg:y="3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0.762cm" svg:height="0.762cm" svg:x="3.048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762cm" svg:height="0.762cm" svg:x="2.286cm" svg:y="3.8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4cm" svg:height="16.256cm" svg:x="1.27cm" svg:y="3.556cm" presentation:class="outline" presentation:user-transformed="true">
          <draw:text-box>
            <text:p text:style-name="P1"><text:span text:style-name="T1"/></text:p>
            <text:p text:style-name="P1"><text:span text:style-name="T1"/></text:p>
          </draw:text-box>
        </draw:frame>
        <draw:custom-shape draw:style-name="gr17" draw:text-style-name="P3" draw:layer="layout" svg:width="2.54cm" svg:height="2.54cm" svg:x="1.2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2.54cm" svg:height="2.54cm" svg:x="1.27cm" svg:y="7.62cm">
          <draw:text-box>
            <text:p text:style-name="P30"><text:span text:style-name="T2">μ</text:span></text:p>
          </draw:text-box>
        </draw:frame>
        <draw:custom-shape draw:style-name="gr1" draw:text-style-name="P3" draw:layer="layout" svg:width="2.54cm" svg:height="2.54cm" svg:x="7.6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2.54cm" svg:height="2.54cm" svg:x="7.62cm" svg:y="10.16cm">
          <draw:text-box>
            <text:p text:style-name="P30"><text:span text:style-name="T2">μ</text:span><text:span text:style-name="T2">d</text:span><text:span text:style-name="T2"><text:line-break/></text:span><text:span text:style-name="T3">F</text:span><text:span text:style-name="T4">=1</text:span><text:span text:style-name="T3">/2</text:span></text:p>
          </draw:text-box>
        </draw:frame>
        <draw:line draw:style-name="gr3" draw:text-style-name="P6" draw:layer="layout" svg:x1="3.81cm" svg:y1="8.382cm" svg:x2="7.62cm" svg:y2="6.858cm">
          <text:p/>
        </draw:line>
        <draw:line draw:style-name="gr3" draw:text-style-name="P6" draw:layer="layout" svg:x1="10.16cm" svg:y1="6.858cm" svg:x2="13.97cm" svg:y2="8.382cm">
          <text:p/>
        </draw:line>
        <draw:line draw:style-name="gr3" draw:text-style-name="P6" draw:layer="layout" svg:x1="10.16cm" svg:y1="10.922cm" svg:x2="13.97cm" svg:y2="9.398cm">
          <text:p/>
        </draw:line>
        <draw:line draw:style-name="gr3" draw:text-style-name="P6" draw:layer="layout" svg:x1="16.51cm" svg:y1="8.89cm" svg:x2="20.32cm" svg:y2="8.89cm">
          <text:p/>
        </draw:line>
        <draw:line draw:style-name="gr3" draw:text-style-name="P6" draw:layer="layout" svg:x1="16.256cm" svg:y1="8.128cm" svg:x2="20.32cm" svg:y2="5.588cm">
          <text:p/>
        </draw:line>
        <draw:line draw:style-name="gr18" draw:text-style-name="P6" draw:layer="layout" svg:x1="16.256cm" svg:y1="9.652cm" svg:x2="19.304cm" svg:y2="11.938cm">
          <text:p/>
        </draw:line>
        <draw:line draw:style-name="gr19" draw:text-style-name="P6" draw:layer="layout" svg:x1="2.556cm" svg:y1="3.81cm" svg:x2="2.54cm" svg:y2="7.62cm">
          <text:p/>
        </draw:line>
        <draw:line draw:style-name="gr20" draw:text-style-name="P6" draw:layer="layout" svg:x1="3.048cm" svg:y1="3.302cm" svg:x2="21.082cm" svg:y2="3.302cm">
          <text:p/>
        </draw:line>
        <draw:frame draw:style-name="gr5" draw:text-style-name="P7" draw:layer="layout" svg:width="6.35cm" svg:height="2.032cm" svg:x="11.43cm" svg:y="3.248cm">
          <draw:text-box>
            <text:p text:style-name="P31"><text:span text:style-name="T5">ν</text:span><text:span text:style-name="T6">μ</text:span><text:span text:style-name="T7"> </text:span><text:span text:style-name="T7">+</text:span><text:span text:style-name="T7"> </text:span><text:span text:style-name="T21">n</text:span><text:span text:style-name="T8"> </text:span><text:span text:style-name="T8">+</text:span><text:span text:style-name="T8"> </text:span><text:span text:style-name="T21">n</text:span></text:p>
          </draw:text-box>
        </draw:frame>
        <draw:line draw:style-name="gr3" draw:text-style-name="P6" draw:layer="layout" svg:x1="9.906cm" svg:y1="5.388cm" svg:x2="11.43cm" svg:y2="4.318cm">
          <text:p/>
        </draw:line>
        <draw:line draw:style-name="gr3" draw:text-style-name="P6" draw:layer="layout" svg:x1="9.906cm" svg:y1="12.3cm" svg:x2="11.43cm" svg:y2="13.462cm">
          <text:p/>
        </draw:line>
        <draw:frame draw:style-name="gr6" draw:text-style-name="P9" draw:layer="layout" svg:width="3.81cm" svg:height="2.54cm" svg:x="16.51cm" svg:y="7.62cm">
          <draw:text-box>
            <text:p text:style-name="P32"><text:span text:style-name="T3">μ</text:span><text:span text:style-name="T3"> </text:span><text:span text:style-name="T3">–</text:span><text:span text:style-name="T4"> </text:span><text:span text:style-name="T4">c</text:span><text:span text:style-name="T4">a</text:span><text:span text:style-name="T4">t</text:span><text:span text:style-name="T4">a</text:span><text:span text:style-name="T4">l</text:span><text:span text:style-name="T4">y</text:span><text:span text:style-name="T4">z</text:span><text:span text:style-name="T4">e</text:span><text:span text:style-name="T4">d</text:span></text:p>
            <text:p text:style-name="P32"><text:span text:style-name="T4"><text:s/></text:span></text:p>
            <text:p text:style-name="P32"><text:span text:style-name="T4">F</text:span><text:span text:style-name="T4">u</text:span><text:span text:style-name="T4">s</text:span><text:span text:style-name="T4">i</text:span><text:span text:style-name="T4">o</text:span><text:span text:style-name="T4">n</text:span></text:p>
          </draw:text-box>
        </draw:frame>
        <draw:frame draw:style-name="gr6" draw:text-style-name="P11" draw:layer="layout" svg:width="3.826cm" svg:height="2.54cm" svg:x="10.144cm" svg:y="7.62cm">
          <draw:text-box>
            <text:p text:style-name="P33"><text:span text:style-name="T9">M</text:span><text:span text:style-name="T9">o</text:span><text:span text:style-name="T9">l</text:span><text:span text:style-name="T9">e</text:span><text:span text:style-name="T9">c</text:span><text:span text:style-name="T9">u</text:span><text:span text:style-name="T9">l</text:span><text:span text:style-name="T9">a</text:span><text:span text:style-name="T9">r</text:span></text:p>
            <text:p text:style-name="P33"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/text:p>
          </draw:text-box>
        </draw:frame>
        <draw:frame draw:style-name="gr7" draw:text-style-name="P7" draw:layer="layout" svg:width="5.08cm" svg:height="2.524cm" svg:x="22.86cm" svg:y="3.81cm">
          <draw:text-box>
            <text:p text:style-name="P31"><text:span text:style-name="T7">+ </text:span><text:span text:style-name="T2">p</text:span><text:span text:style-name="T7"> + </text:span><text:span text:style-name="T2">t</text:span></text:p>
          </draw:text-box>
        </draw:frame>
        <draw:frame draw:style-name="gr6" draw:text-style-name="P7" draw:layer="layout" svg:width="5.08cm" svg:height="2.54cm" svg:x="22.86cm" svg:y="7.604cm">
          <draw:text-box>
            <text:p text:style-name="P31"><text:span text:style-name="T7">+ </text:span><text:span text:style-name="T10">3</text:span><text:span text:style-name="T11">He</text:span><text:span text:style-name="T12"> + </text:span><text:span text:style-name="T22">n</text:span></text:p>
          </draw:text-box>
        </draw:frame>
        <draw:frame draw:style-name="gr6" draw:text-style-name="P7" draw:layer="layout" svg:width="5.08cm" svg:height="2.54cm" svg:x="21.59cm" svg:y="11.43cm">
          <draw:text-box>
            <text:p text:style-name="P31"><text:span text:style-name="T7">+</text:span><text:span text:style-name="T12"> </text:span><text:span text:style-name="T22">n</text:span></text:p>
          </draw:text-box>
        </draw:frame>
        <draw:frame draw:style-name="gr6" draw:text-style-name="P9" draw:layer="layout" svg:width="3.81cm" svg:height="2.54cm" svg:x="3.81cm" svg:y="7.62cm">
          <draw:text-box>
            <text:p text:style-name="P32"><text:span text:style-name="T4">Atomic</text:span></text:p>
            <text:p text:style-name="P32"><text:span text:style-name="T4">Capture</text:span></text:p>
          </draw:text-box>
        </draw:frame>
        <draw:line draw:style-name="gr19" draw:text-style-name="P6" draw:layer="layout" svg:x1="21.59cm" svg:y1="7.62cm" svg:x2="21.59cm" svg:y2="6.366cm">
          <text:p/>
        </draw:line>
        <draw:frame draw:style-name="gr8" draw:text-style-name="P19" draw:layer="layout" svg:width="19.034cm" svg:height="0.818cm" svg:x="2.556cm" svg:y="2.54cm">
          <draw:text-box>
            <text:p text:style-name="P34"><text:span text:style-name="T4">Muon Recycling</text:span></text:p>
          </draw:text-box>
        </draw:frame>
        <draw:frame draw:style-name="gr9" draw:text-style-name="P9" draw:layer="layout" svg:width="3.556cm" svg:height="1.565cm" svg:x="8.382cm" svg:y="12.854cm">
          <draw:text-box>
            <text:p text:style-name="P32"><text:span text:style-name="T4">Nuclear</text:span></text:p>
            <text:p text:style-name="P32"><text:span text:style-name="T4">Capture</text:span></text:p>
          </draw:text-box>
        </draw:frame>
        <draw:frame draw:style-name="gr11" draw:text-style-name="P7" draw:layer="layout" svg:width="1.524cm" svg:height="1.311cm" svg:x="10.314cm" svg:y="4.731cm">
          <draw:text-box>
            <text:p text:style-name="P31"><text:span text:style-name="T13">Λ</text:span><text:span text:style-name="T14">q</text:span></text:p>
          </draw:text-box>
        </draw:frame>
        <draw:frame draw:style-name="gr11" draw:text-style-name="P7" draw:layer="layout" svg:width="1.524cm" svg:height="1.311cm" svg:x="10.314cm" svg:y="11.738cm">
          <draw:text-box>
            <text:p text:style-name="P31"><text:span text:style-name="T13">Λ</text:span><text:span text:style-name="T14">d</text:span></text:p>
          </draw:text-box>
        </draw:frame>
        <draw:line draw:style-name="gr12" draw:text-style-name="P4" draw:layer="layout" svg:x1="8.89cm" svg:y1="7.62cm" svg:x2="8.89cm" svg:y2="10.206cm">
          <text:p/>
        </draw:line>
        <draw:custom-shape draw:style-name="gr1" draw:text-style-name="P3" draw:layer="layout" svg:width="2.54cm" svg:height="2.54cm" svg:x="7.6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2.54cm" svg:height="2.54cm" svg:x="7.62cm" svg:y="5.08cm">
          <draw:text-box>
            <text:p text:style-name="P30"><text:span text:style-name="T2">μ</text:span><text:span text:style-name="T2">d</text:span><text:span text:style-name="T2"><text:line-break/></text:span><text:span text:style-name="T3">F</text:span><text:span text:style-name="T4">=3</text:span><text:span text:style-name="T3">/2</text:span></text:p>
          </draw:text-box>
        </draw:frame>
        <draw:custom-shape draw:style-name="gr1" draw:text-style-name="P3" draw:layer="layout" svg:width="2.54cm" svg:height="2.54cm" svg:x="13.9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2.54cm" svg:height="2.54cm" svg:x="13.97cm" svg:y="7.62cm">
          <draw:text-box>
            <text:p text:style-name="P30"><text:span text:style-name="T2">μ</text:span><text:span text:style-name="T2">dd</text:span></text:p>
          </draw:text-box>
        </draw:frame>
        <draw:custom-shape draw:style-name="gr17" draw:text-style-name="P3" draw:layer="layout" svg:width="2.54cm" svg:height="2.54cm" svg:x="20.32cm" svg:y="3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2.54cm" svg:height="2.54cm" svg:x="20.32cm" svg:y="3.826cm">
          <draw:text-box>
            <text:p text:style-name="P30"><text:span text:style-name="T2">μ</text:span></text:p>
          </draw:text-box>
        </draw:frame>
        <draw:custom-shape draw:style-name="gr17" draw:text-style-name="P3" draw:layer="layout" svg:width="2.54cm" svg:height="2.54cm" svg:x="20.3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2.54cm" svg:height="2.54cm" svg:x="20.32cm" svg:y="7.62cm">
          <draw:text-box>
            <text:p text:style-name="P30"><text:span text:style-name="T2">μ</text:span></text:p>
          </draw:text-box>
        </draw:frame>
        <draw:custom-shape draw:style-name="gr21" draw:text-style-name="P20" draw:layer="layout" svg:width="2.54cm" svg:height="2.54cm" svg:x="19.05cm" svg:y="11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2" draw:layer="layout" svg:width="2.54cm" svg:height="2.54cm" svg:x="19.05cm" svg:y="11.446cm">
          <draw:text-box>
            <text:p text:style-name="P35"><text:span text:style-name="T2">μ</text:span><text:span text:style-name="T10"> 3</text:span><text:span text:style-name="T11">He</text:span></text:p>
          </draw:text-box>
        </draw:frame>
        <draw:frame draw:style-name="gr5" draw:text-style-name="P7" draw:layer="layout" svg:width="6.35cm" svg:height="2.032cm" svg:x="11.43cm" svg:y="12.5cm">
          <draw:text-box>
            <text:p text:style-name="P31"><text:span text:style-name="T5">ν</text:span><text:span text:style-name="T6">μ</text:span><text:span text:style-name="T7"> + </text:span><text:span text:style-name="T21">n</text:span><text:span text:style-name="T7"> + </text:span><text:span text:style-name="T21">n</text:span></text:p>
          </draw:text-box>
        </draw:frame>
        <draw:custom-shape draw:style-name="gr21" draw:text-style-name="P20" draw:layer="layout" svg:width="2.54cm" svg:height="2.54cm" svg:x="3.8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2" draw:layer="layout" svg:width="2.54cm" svg:height="2.54cm" svg:x="3.81cm" svg:y="13.97cm">
          <draw:text-box>
            <text:p text:style-name="P35"><text:span text:style-name="T2">μX</text:span></text:p>
          </draw:text-box>
        </draw:frame>
        <draw:line draw:style-name="gr18" draw:text-style-name="P6" draw:layer="layout" svg:x1="3.048cm" svg:y1="10.16cm" svg:x2="4.572cm" svg:y2="13.97cm">
          <text:p/>
        </draw:line>
        <draw:line draw:style-name="gr18" draw:text-style-name="P6" draw:layer="layout" svg:x1="7.874cm" svg:y1="7.112cm" svg:x2="5.334cm" svg:y2="13.97cm">
          <text:p/>
        </draw:line>
        <draw:line draw:style-name="gr18" draw:text-style-name="P6" draw:layer="layout" svg:x1="7.874cm" svg:y1="12.192cm" svg:x2="6.096cm" svg:y2="14.224cm">
          <text:p/>
        </draw:line>
        <draw:line draw:style-name="gr18" draw:text-style-name="P23" draw:layer="layout" svg:x1="6.35cm" svg:y1="15.602cm" svg:x2="7.62cm" svg:y2="16.51cm">
          <text:p/>
        </draw:line>
        <draw:frame draw:style-name="gr23" draw:text-style-name="P25" draw:layer="layout" svg:width="1.524cm" svg:height="1.311cm" svg:x="6.404cm" svg:y="14.832cm">
          <draw:text-box>
            <text:p text:style-name="P36"><text:span text:style-name="T13">Λ</text:span><text:span text:style-name="T14">X</text:span></text:p>
          </draw:text-box>
        </draw:frame>
        <draw:frame draw:style-name="gr6" draw:text-style-name="P7" draw:layer="layout" svg:width="6.35cm" svg:height="2.54cm" svg:x="7.62cm" svg:y="15.24cm">
          <draw:text-box>
            <text:p text:style-name="P31"><text:span text:style-name="T5">ν</text:span><text:span text:style-name="T6">μ</text:span><text:span text:style-name="T7"> + </text:span><text:span text:style-name="T2">X’</text:span><text:span text:style-name="T7"> + </text:span><text:span text:style-name="T23">y</text:span><text:span text:style-name="T24">×</text:span><text:span text:style-name="T21">n</text:span></text:p>
          </draw:text-box>
        </draw:frame>
        <draw:line draw:style-name="gr3" draw:text-style-name="P6" draw:layer="layout" svg:x1="3.81cm" svg:y1="9.398cm" svg:x2="7.62cm" svg:y2="10.922cm">
          <text:p/>
        </draw:line>
        <draw:frame draw:style-name="gr9" draw:text-style-name="P9" draw:layer="layout" svg:width="3.556cm" svg:height="1.565cm" svg:x="1.524cm" svg:y="12.7cm">
          <draw:text-box>
            <text:p text:style-name="P32"><text:span text:style-name="T4">Impurity</text:span></text:p>
            <text:p text:style-name="P32"><text:span text:style-name="T4">Capture</text:span></text:p>
          </draw:text-box>
        </draw:frame>
        <draw:line draw:style-name="gr24" draw:text-style-name="P23" draw:layer="layout" svg:x1="20.32cm" svg:y1="13.986cm" svg:x2="20.32cm" svg:y2="17.288cm">
          <text:p/>
        </draw:line>
        <draw:line draw:style-name="gr18" draw:text-style-name="P23" draw:layer="layout" svg:x1="20.32cm" svg:y1="16.526cm" svg:x2="21.59cm" svg:y2="16.526cm">
          <text:p/>
        </draw:line>
        <draw:frame draw:style-name="gr25" draw:text-style-name="P7" draw:layer="layout" svg:width="6.35cm" svg:height="1.524cm" svg:x="21.59cm" svg:y="14.494cm">
          <draw:text-box>
            <text:p text:style-name="P31"><text:span text:style-name="T5">ν</text:span><text:span text:style-name="T6">μ</text:span><text:span text:style-name="T7"> + </text:span><text:span text:style-name="T2">t</text:span></text:p>
          </draw:text-box>
        </draw:frame>
        <draw:frame draw:style-name="gr25" draw:text-style-name="P7" draw:layer="layout" svg:width="6.35cm" svg:height="1.524cm" svg:x="21.59cm" svg:y="15.764cm">
          <draw:text-box>
            <text:p text:style-name="P31"><text:span text:style-name="T5">ν</text:span><text:span text:style-name="T6">μ</text:span><text:span text:style-name="T7"> + </text:span><text:span text:style-name="T21">n</text:span><text:span text:style-name="T8"> + </text:span><text:span text:style-name="T16">d</text:span></text:p>
          </draw:text-box>
        </draw:frame>
        <draw:frame draw:style-name="gr25" draw:text-style-name="P7" draw:layer="layout" svg:width="6.35cm" svg:height="1.524cm" svg:x="21.59cm" svg:y="17.034cm">
          <draw:text-box>
            <text:p text:style-name="P31"><text:span text:style-name="T5">ν</text:span><text:span text:style-name="T6">μ</text:span><text:span text:style-name="T7"> + </text:span><text:span text:style-name="T21">n</text:span><text:span text:style-name="T8"> + </text:span><text:span text:style-name="T21">n</text:span><text:span text:style-name="T8"> + </text:span><text:span text:style-name="T16">p</text:span></text:p>
          </draw:text-box>
        </draw:frame>
        <draw:line draw:style-name="gr18" draw:text-style-name="P23" draw:layer="layout" svg:x1="20.32cm" svg:y1="15.256cm" svg:x2="21.59cm" svg:y2="15.256cm">
          <text:p/>
        </draw:line>
        <draw:line draw:style-name="gr18" draw:text-style-name="P23" draw:layer="layout" svg:x1="20.739cm" svg:y1="17.796cm" svg:x2="21.59cm" svg:y2="17.796cm">
          <text:p/>
        </draw:line>
        <draw:frame draw:style-name="gr26" draw:text-style-name="P25" draw:layer="layout" svg:width="1.778cm" svg:height="2.371cm" svg:x="18.796cm" svg:y="13.986cm">
          <draw:text-box>
            <text:p text:style-name="P36"><text:span text:style-name="T13">Λ</text:span><text:span text:style-name="T14">He</text:span></text:p>
          </draw:text-box>
        </draw:frame>
        <draw:frame draw:style-name="gr27" draw:text-style-name="P27" draw:layer="layout" svg:width="1.524cm" svg:height="0.818cm" svg:x="4.064cm" svg:y="7.071cm">
          <draw:text-box>
            <text:p text:style-name="P37"><text:span text:style-name="T17">2/3</text:span></text:p>
          </draw:text-box>
        </draw:frame>
        <draw:frame draw:style-name="gr27" draw:text-style-name="P27" draw:layer="layout" svg:width="1.524cm" svg:height="0.818cm" svg:x="4.064cm" svg:y="9.906cm">
          <draw:text-box>
            <text:p text:style-name="P37"><text:span text:style-name="T17">1/3</text:span></text:p>
          </draw:text-box>
        </draw:frame>
        <draw:custom-shape draw:style-name="gr30" draw:text-style-name="P29" draw:layer="layout" svg:width="3.048cm" svg:height="1.27cm" svg:x="23.722cm" svg:y="8.2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9" draw:layer="layout" svg:width="2.032cm" svg:height="1.27cm" svg:x="23.722cm" svg:y="4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9" draw:layer="layout" svg:width="0.762cm" svg:height="1.27cm" svg:x="22.452cm" svg:y="1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9" draw:layer="layout" svg:width="2.286cm" svg:height="1.254cm" svg:x="21.69cm" svg:y="14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9" draw:layer="layout" svg:width="3.964cm" svg:height="1.34cm" svg:x="21.69cm" svg:y="15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5.334cm" svg:height="1.27cm" svg:x="21.69cm" svg:y="17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draw:layer="layout" svg:width="3.81cm" svg:height="1.27cm" svg:x="11.53cm" svg:y="12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draw:layer="layout" svg:width="3.81cm" svg:height="1.27cm" svg:x="11.53cm" svg:y="3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9" draw:layer="layout" svg:width="5.234cm" svg:height="1.27cm" svg:x="7.72cm" svg:y="15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3" draw:layer="layout" svg:width="7.62cm" svg:height="2.524cm" draw:transform="rotate (1.5707963267949) translate (7.62cm 12.7cm)">
          <draw:text-box>
            <text:p text:style-name="P12"><text:span text:style-name="T9">Hyperfine</text:span></text:p>
            <text:p text:style-name="P12"><text:span text:style-name="T9"/></text:p>
            <text:p text:style-name="P12"><text:span text:style-name="T9">Transition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adornments="Regular"/>
    <style:font-face style:name="Latin Modern Math1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1:59:28.330055699</meta:creation-date>
    <dc:date>2018-11-13T16:26:23.612223931</dc:date>
    <meta:editing-duration>PT38M53S</meta:editing-duration>
    <meta:editing-cycles>6</meta:editing-cycles>
    <meta:generator>LibreOffice/5.1.6.2$Linux_X86_64 LibreOffice_project/10m0$Build-2</meta:generator>
    <meta:document-statistic meta:object-count="235"/>
  </office:meta>
</office:document-meta>
</file>